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="Arrow_20_concave" draw:marker-start-width="0.381cm" draw:marker-start-center="false" draw:marker-end-width="0.381cm" draw:stroke-linejoin="miter" draw:fill="none" draw:fill-color="#ffffff" draw:textarea-horizontal-align="left" draw:textarea-vertical-align="middle" draw:auto-grow-height="false" fo:padding-top="0.143cm" fo:padding-bottom="0.143cm" fo:padding-left="0.263cm" fo:padding-right="0.263cm" fo:wrap-option="wrap" draw:shadow="hidden"/>
    </style:style>
    <style:style style:name="gr2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2.965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77cm" fo:min-width="5.79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6.657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51cm" svg:stroke-color="#000000" draw:marker-start="Arrow_20_concave" draw:marker-start-width="0.381cm" draw:marker-end-width="0.381cm" draw:stroke-linejoin="miter" draw:fill="none" draw:fill-color="#bbe0e3" draw:textarea-horizontal-align="left" draw:textarea-vertical-align="middle" draw:auto-grow-height="false" fo:padding-top="0.143cm" fo:padding-bottom="0.143cm" fo:padding-left="0.263cm" fo:padding-right="0.263cm" fo:wrap-option="wrap" draw:shadow="hidden"/>
    </style:style>
    <style:style style:name="gr6" style:family="graphic" style:parent-style-name="standard">
      <style:graphic-properties draw:stroke="none" svg:stroke-width="0.051cm" draw:marker-start="Arrow_20_concave" draw:marker-start-width="0.381cm" draw:marker-end-width="0.381cm" draw:fill="none" draw:fill-color="#bbe0e3" draw:textarea-horizontal-align="justify" draw:textarea-vertical-align="top" draw:auto-grow-height="true" fo:min-height="0.763cm" fo:min-width="0.459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width="0.051cm" draw:marker-start="Arrow_20_concave" draw:marker-start-width="0.381cm" draw:marker-end-width="0.381cm" draw:fill="none" draw:fill-color="#bbe0e3" draw:textarea-horizontal-align="justify" draw:textarea-vertical-align="top" draw:auto-grow-height="true" fo:min-height="0.763cm" fo:min-width="0.425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3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0.248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51cm" svg:stroke-color="#000000" draw:marker-start="Arrow_20_concave" draw:marker-start-width="0.381cm" draw:marker-end="" draw:marker-end-width="0.381cm" draw:stroke-linejoin="miter" draw:fill="none" draw:fill-color="#bbe0e3" draw:textarea-horizontal-align="left" draw:textarea-vertical-align="middle" draw:auto-grow-height="false" fo:padding-top="0.143cm" fo:padding-bottom="0.143cm" fo:padding-left="0.263cm" fo:padding-right="0.263cm" fo:wrap-option="wrap" draw:shadow="hidden"/>
    </style:style>
    <style:style style:name="gr10" style:family="graphic" style:parent-style-name="standard">
      <style:graphic-properties draw:stroke="none" svg:stroke-width="0.051cm" draw:marker-start="Arrow_20_concave" draw:marker-start-width="0.381cm" draw:marker-end="" draw:marker-end-width="0.381cm" draw:fill="none" draw:fill-color="#bbe0e3" draw:textarea-horizontal-align="justify" draw:textarea-vertical-align="top" draw:auto-grow-height="true" fo:min-height="0.763cm" fo:min-width="0.459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svg:stroke-width="0.051cm" draw:marker-start="Arrow_20_concave" draw:marker-start-width="0.381cm" draw:marker-end="" draw:marker-end-width="0.381cm" draw:fill="none" draw:fill-color="#bbe0e3" draw:textarea-horizontal-align="justify" draw:textarea-vertical-align="top" draw:auto-grow-height="true" fo:min-height="0.763cm" fo:min-width="0.425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51cm" svg:stroke-color="#000000" draw:marker-start="Arrow_20_concave" draw:marker-start-width="0.381cm" draw:marker-start-center="false" draw:marker-end="" draw:marker-end-width="0.381cm" draw:stroke-linejoin="miter" draw:fill="none" draw:fill-color="#ffffff" draw:textarea-horizontal-align="left" draw:textarea-vertical-align="middle" draw:auto-grow-height="false" fo:padding-top="0.143cm" fo:padding-bottom="0.143cm" fo:padding-left="0.263cm" fo:padding-right="0.263cm" fo:wrap-option="wrap" draw:shadow="hidden"/>
    </style:style>
    <style:style style:name="gr13" style:family="graphic" style:parent-style-name="standard">
      <style:graphic-properties draw:stroke="solid" svg:stroke-width="0.051cm" svg:stroke-color="#000000" draw:marker-start-width="0.076cm" draw:marker-end-width="0.381cm" draw:stroke-linejoin="miter" draw:fill="none" draw:fill-color="#bbe0e3" draw:textarea-horizontal-align="left" draw:textarea-vertical-align="middle" draw:auto-grow-height="false" fo:padding-top="0.143cm" fo:padding-bottom="0.143cm" fo:padding-left="0.263cm" fo:padding-right="0.263cm" fo:wrap-option="wrap" draw:shadow="hidden"/>
    </style:style>
    <style:style style:name="gr14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763cm" fo:min-width="0.459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763cm" fo:min-width="0.425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2.254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3.715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3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424cm" fo:min-width="0.205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3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424cm" fo:min-width="0.205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508cm" fo:min-width="2.161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2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674cm" fo:min-width="4.008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2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674cm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2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674cm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3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424cm" fo:min-width="0.205cm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3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424cm" fo:min-width="0.205cm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3">
      <style:graphic-properties draw:stroke="none" svg:stroke-width="0.051cm" draw:marker-start-width="0.076cm" draw:marker-end-width="0.381cm" draw:fill="none" draw:fill-color="#bbe0e3" draw:textarea-horizontal-align="justify" draw:textarea-vertical-align="top" draw:auto-grow-height="true" fo:min-height="0.424cm" fo:min-width="0.205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51cm" svg:stroke-color="#000000" draw:marker-start-width="0.076cm" draw:marker-end-width="0.381cm" draw:stroke-linejoin="miter" draw:fill="solid" draw:fill-color="#bbe0e3" draw:textarea-horizontal-align="left" draw:textarea-vertical-align="middle" draw:auto-grow-height="false" fo:padding-top="0.143cm" fo:padding-bottom="0.143cm" fo:padding-left="0.263cm" fo:padding-right="0.263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0%" text:enable-numbering="false" fo:text-indent="0cm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margin-left="0cm" fo:margin-right="0cm" fo:line-height="100%" text:enable-numbering="false" fo:text-indent="0cm"/>
      <style:text-properties fo:font-size="12pt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family="Symbol" style:font-family-generic="modern" style:font-pitch="variable" style:font-charset="x-symbol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text-position="-25% 58%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Symbol" style:font-family-generic="modern" style:font-pitch="variable" style:font-charset="x-symbol" fo:font-size="12pt" style:font-size-asian="12pt" style:font-size-complex="12pt"/>
    </style:style>
    <style:style style:name="T7" style:family="text">
      <style:text-properties fo:font-family="Symbol" style:font-family-generic="modern" style:font-pitch="variable" style:font-charset="x-symbol" fo:font-size="12pt" style:font-size-asian="10pt" style:font-size-complex="10pt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style:text-position="-25% 58%" fo:font-family="Symbol" style:font-family-generic="modern" style:font-pitch="variable" style:font-charset="x-symbol" fo:font-size="14pt" fo:language="en" fo:country="US" style:font-size-asian="14pt" style:font-size-complex="14pt"/>
    </style:style>
    <style:style style:name="T10" style:family="text">
      <style:text-properties style:text-position="-25% 58%"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text-position="-25% 58%" fo:font-size="14pt" fo:language="en" fo:country="US" fo:font-style="italic" style:font-size-asian="14pt" style:font-style-asian="italic" style:font-size-complex="14pt" style:font-style-complex="italic"/>
    </style:style>
    <style:style style:name="T13" style:family="text">
      <style:text-properties fo:font-family="Symbol" style:font-family-generic="modern" style:font-pitch="variable" style:font-charset="x-symbol" fo:font-size="14pt" fo:language="en" fo:country="US" style:font-size-asian="14pt" style:font-size-complex="14pt"/>
    </style:style>
    <style:style style:name="T14" style:family="text">
      <style:text-properties fo:font-family="'MT Extra'" style:font-style-name="Regular" style:font-pitch="variable" style:font-charset="x-symbol" fo:font-size="14pt" fo:language="en" fo:country="US" style:font-family-asian="'MT Extra'" style:font-style-name-asian="Regular" style:font-pitch-asian="variable" style:font-charset-asian="x-symbol" style:font-size-asian="14pt" style:font-family-complex="'MT Extra'" style:font-style-name-complex="Regular" style:font-pitch-complex="variable" style:font-charset-complex="x-symbol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3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245cm" svg:y1="2.494cm" svg:x2="4.245cm" svg:y2="4.399cm">
          <text:p/>
        </draw:line>
        <draw:line draw:style-name="gr1" draw:text-style-name="P1" draw:layer="layout" svg:x1="2.124cm" svg:y1="2.071cm" svg:x2="2.124cm" svg:y2="7.151cm">
          <text:p/>
        </draw:line>
        <draw:custom-shape draw:style-name="gr2" draw:text-style-name="P3" draw:layer="layout" svg:width="3.465cm" svg:height="0.768cm" draw:transform="rotate (1.5707963267946) translate (1.282cm 6.195cm)">
          <text:p text:style-name="P2"><text:span text:style-name="T1">Magnetic field 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9cm" svg:height="0.845cm" svg:x="2.608cm" svg:y="7.244cm">
          <text:p text:style-name="P2"><text:span text:style-name="T2">Only discrete orientations for </text:span><text:span text:style-name="T3"></text:span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57cm" svg:height="0.768cm" svg:x="11.713cm" svg:y="7.235cm">
          <text:p text:style-name="P2"><text:span text:style-name="T2">Bar magnet: any orientation allowed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.269cm" svg:height="3.81cm" svg:x="19.137cm" svg:y="2.67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959cm" svg:height="1.023cm" svg:x="19.353cm" svg:y="2.883cm">
            <text:p text:style-name="P3"><text:span text:style-name="T5">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925cm" svg:height="1.023cm" svg:x="19.352cm" svg:y="5.211cm">
            <text:p text:style-name="P3"><text:span text:style-name="T5">S</text:span>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0.83cm" svg:y1="2.883cm" svg:x2="20.83cm" svg:y2="6.269cm">
            <text:p/>
          </draw:line>
        </draw:g>
        <draw:custom-shape draw:style-name="gr8" draw:text-style-name="P6" draw:layer="layout" svg:width="0.748cm" svg:height="0.816cm" svg:x="20.824cm" svg:y="3.95cm">
          <text:p text:style-name="P5"><text:span text:style-name="T6">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4" draw:layer="layout" svg:width="1.269cm" svg:height="3.81cm" draw:transform="rotate (-0.680329342428448) translate (15.867cm 2.598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959cm" svg:height="1.023cm" draw:transform="rotate (-0.680329342428448) translate (15.901cm 2.899cm)">
            <text:p text:style-name="P3"><text:span text:style-name="T5">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925cm" svg:height="1.023cm" draw:transform="rotate (-0.680329342428448) translate (14.436cm 4.708cm)">
            <text:p text:style-name="P3"><text:span text:style-name="T5">S</text:span></text:p>
            <draw:enhanced-geometry svg:viewBox="0 0 21600 21600" draw:type="rectangle" draw:enhanced-path="M 0 0 L 21600 0 21600 21600 0 21600 0 0 Z N"/>
          </draw:custom-shape>
          <draw:line draw:style-name="gr12" draw:text-style-name="P1" draw:layer="layout" svg:x1="17.049cm" svg:y1="3.828cm" svg:x2="14.919cm" svg:y2="6.46cm">
            <text:p/>
          </draw:line>
        </draw:g>
        <draw:custom-shape draw:style-name="gr13" draw:text-style-name="P4" draw:layer="layout" svg:width="1.27cm" svg:height="3.81cm" draw:transform="rotate (3.1415926535892) translate (11.852cm 6.48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-0.959cm" svg:height="-1.023cm" svg:x="11.635cm" svg:y="6.264cm">
          <text:p text:style-name="P2"><text:span text:style-name="T5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925cm" svg:height="1.023cm" svg:x="10.71cm" svg:y="2.918cm">
          <text:p text:style-name="P2"><text:span text:style-name="T5">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158cm" svg:y1="6.268cm" svg:x2="10.158cm" svg:y2="2.881cm">
          <text:p/>
        </draw:line>
        <draw:custom-shape draw:style-name="gr16" draw:text-style-name="P3" draw:layer="layout" svg:width="2.754cm" svg:height="0.768cm" svg:x="9.632cm" svg:y="1.895cm">
          <text:p text:style-name="P2"><text:span text:style-name="T1">High energy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15cm" svg:height="0.768cm" svg:x="13.62cm" svg:y="1.943cm">
          <text:p text:style-name="P2"><text:span text:style-name="T1">Intermediate energy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48cm" svg:height="0.816cm" svg:x="9.516cm" svg:y="4.144cm">
          <text:p text:style-name="P7"><text:span text:style-name="T7">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748cm" svg:height="0.816cm" svg:x="15.945cm" svg:y="5.034cm">
          <text:p text:style-name="P7"><text:span text:style-name="T7">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661cm" svg:height="0.768cm" svg:x="18.573cm" svg:y="1.859cm">
          <text:p text:style-name="P2"><text:span text:style-name="T1">Low energ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49cm" svg:y1="4.399cm" svg:x2="4.244cm" svg:y2="4.399cm">
          <text:p/>
        </draw:line>
        <draw:line draw:style-name="gr1" draw:text-style-name="P1" draw:layer="layout" svg:x1="4.245cm" svg:y1="6.303cm" svg:x2="4.245cm" svg:y2="4.398cm">
          <text:p/>
        </draw:line>
        <draw:custom-shape draw:style-name="gr21" draw:text-style-name="P3" draw:layer="layout" svg:width="4.508cm" svg:height="1.117cm" svg:x="3.7cm" svg:y="1.436cm">
          <text:p text:style-name="P2"><text:span text:style-name="T8">p</text:span><text:span text:style-name="T9"></text:span><text:span text:style-name="T10">1</text:span><text:span text:style-name="T11"> (</text:span><text:span text:style-name="T8">L</text:span><text:span text:style-name="T12">z</text:span><text:span text:style-name="T11"> = </text:span><text:span text:style-name="T13"></text:span><text:span text:style-name="T14"></text:span><text:span text:style-name="T11">; low </text:span><text:span text:style-name="T8">E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08cm" svg:height="1.117cm" svg:x="3.822cm" svg:y="6.304cm">
          <text:p text:style-name="P2"><text:span text:style-name="T8">p</text:span><text:span text:style-name="T9"></text:span><text:span text:style-name="T10">1</text:span><text:span text:style-name="T11"> (</text:span><text:span text:style-name="T8">L</text:span><text:span text:style-name="T12">z</text:span><text:span text:style-name="T11"> = </text:span><text:span text:style-name="T13"></text:span><text:span text:style-name="T14"></text:span><text:span text:style-name="T11">; high </text:span><text:span text:style-name="T8">E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932cm" svg:height="0.973cm" svg:x="4.911cm" svg:y="3.341cm">
          <text:p text:style-name="P2"><text:span text:style-name="T8">p</text:span><text:span text:style-name="T9"></text:span><text:span text:style-name="T11"> (</text:span><text:span text:style-name="T8">L</text:span><text:span text:style-name="T12">z</text:span><text:span text:style-name="T11"> = </text:span><text:span text:style-name="T13">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48cm" svg:height="0.816cm" svg:x="3.726cm" svg:y="3.129cm">
          <text:p text:style-name="P5"><text:span text:style-name="T7">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748cm" svg:height="0.816cm" svg:x="4.863cm" svg:y="4.188cm">
          <text:p text:style-name="P5"><text:span text:style-name="T7">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48cm" svg:height="0.816cm" svg:x="3.726cm" svg:y="4.99cm">
          <text:p text:style-name="P5"><text:span text:style-name="T7">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212cm" svg:height="0.212cm" svg:x="4.139cm" svg:y="4.3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16T23:20:53</meta:creation-date>
    <dc:date>2007-05-16T23:49:04</dc:date>
    <dc:language>en-US</dc:language>
    <meta:editing-cycles>9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